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42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1c1c1c" loext:opacity="100%" fo:font-weight="bold" style:font-weight-asian="bold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666666" loext:opacity="100%" fo:font-style="italic" style:font-style-asian="italic" style:font-style-complex="italic"/>
    </style:style>
    <style:style style:name="T4" style:family="text">
      <style:text-properties fo:color="#1c1c1c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15cm" svg:height="21.672cm" svg:x="1.317cm" svg:y="4.41cm">
          <draw:text-box>
            <text:p><text:span text:style-name="T1">Moor’e simply observed that we’re getting better over </text:span><text:span text:style-name="T1">time at squeezing more stuff into tinier spaces. Moore’s </text:span><text:span text:style-name="T1">Law is possible because the distance between the </text:span><text:span text:style-name="T1">pathways inside silicon chips gets smaller with each </text:span><text:span text:style-name="T1">successive generation. While chip plants (semiconductor </text:span><text:span text:style-name="T1">fabrication facilities, or fabs) are incredibly expensive to </text:span><text:span text:style-name="T1">build, each new generation of fabs can crank out more </text:span><text:span text:style-name="T1">chips per silicon wafer. And since the pathways are closer </text:span><text:span text:style-name="T1">together, electrons travel shorter distances. If electronics </text:span><text:span text:style-name="T1">now travel half the distance to make a calculation, that </text:span><text:span text:style-name="T1">means the chip is twice as fast.</text:span></text:p>
            <text:p><text:span text:style-name="T1"/></text:p>
            <text:p><text:span text:style-name="T1">But the shrinking can’t go on forever, and we’re already </text:span><text:span text:style-name="T1">starting to see three interrelated forces—size, heat, and </text:span><text:span text:style-name="T1">power—threatening to slow down Moore’s Law’s advance. </text:span><text:span text:style-name="T1">When you make processors smaller, the more tightly </text:span><text:span text:style-name="T1">packed electrons will heat up a chip—so much so that </text:span><text:span text:style-name="T1">unless today’s most powerful chips are cooled down, they </text:span><text:span text:style-name="T1">will melt inside their packaging.</text:span><text:span text:style-name="T1"><text:line-break/></text:span><text:span text:style-name="T2">Voltage scaling reduces -dynamic- power consumption.</text:span></text:p>
            <text:p><text:span text:style-name="T1"/></text:p>
            <text:p><text:span text:style-name="T1">And while these powerful shrinking chips are getting </text:span><text:span text:style-name="T1">hotter and more costly to cool, it’s also important to </text:span><text:span text:style-name="T1">realize that chips can’t get smaller forever. At some point </text:span><text:span text:style-name="T1">Moore’s Law will run into the unyielding laws of nature. </text:span><text:span text:style-name="T1">While we’re not certain where these limits are, chip </text:span><text:span text:style-name="T1">pathways certainly can’t be shorter than a single </text:span><text:span text:style-name="T1">molecule.</text:span><text:span text:style-name="T1"><text:line-break/></text:span><text:span text:style-name="T1"><text:line-break/></text:span><text:span text:style-name="T1">And this lead to:</text:span><text:span text:style-name="T1"><text:line-break/></text:span><text:span text:style-name="T3">- Voltage scaling cannot prevent leakage power loss.</text:span><text:span text:style-name="T3"><text:line-break/></text:span><text:span text:style-name="T3">- Voltage scaling is limited due to noise or threshold </text:span><text:span text:style-name="T3">voltage.</text:span></text:p>
          </draw:text-box>
        </draw:frame>
        <draw:frame draw:style-name="gr2" draw:text-style-name="P3" draw:layer="layout" svg:width="16.857cm" svg:height="2.612cm" svg:x="2.105cm" svg:y="0.92cm">
          <draw:text-box>
            <text:p text:style-name="P2"><text:span text:style-name="T4">Describe why Moore’s Law continues to advance and discuss the physical limitations of this advancemen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5T00:30:08.673434976</meta:creation-date>
    <dc:date>2021-12-15T13:04:21.239410302</dc:date>
    <meta:editing-duration>PT6M41S</meta:editing-duration>
    <meta:editing-cycles>2</meta:editing-cycles>
    <meta:generator>LibreOffice/7.1.7.2$Linux_X86_64 LibreOffice_project/10$Build-2</meta:generator>
    <meta:document-statistic meta:object-count="2"/>
  </office:meta>
</office:document-meta>
</file>